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2.54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left="2.54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left="2.54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3.8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#ffffff"/>
    </style:style>
    <style:style style:name="P15" style:family="paragraph" style:parent-style-name="Text_20_body">
      <style:text-properties fo:font-weight="normal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weight="normal"/>
    </style:style>
    <style:style style:name="P18" style:family="paragraph" style:parent-style-name="Text_20_body">
      <style:paragraph-properties fo:margin-left="1.27cm" fo:margin-right="0cm" fo:text-indent="0cm" style:auto-text-indent="false"/>
      <style:text-properties fo:font-weight="normal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</style:style>
    <style:style style:name="P20" style:family="paragraph" style:parent-style-name="Text_20_body">
      <style:paragraph-properties fo:margin-left="2.54cm" fo:margin-right="0cm" fo:text-indent="0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f6dc349-7fff-ea59-7c1b-2ddab82716bf"/>We need to create one classified project that covers all topics and concepts.</text:p>
      <text:p text:style-name="P16"><text:span text:style-name="T2">Technologies</text:span><text:span text:style-name="T1">: Ngixn, PHP-OOP, MariaDB, Javascript/Ajax, GIT, Twig</text:span></text:p>
      <text:p text:style-name="Text_20_body"/>
      <text:p text:style-name="P1">Project Name: demo project</text:p>
      <text:p text:style-name="P19"><text:span text:style-name="T3">URL: </text:span><text:a xlink:type="simple" xlink:href="https://vca.demoproject.aum/" text:style-name="Internet_20_link" text:visited-style-name="Visited_20_Internet_20_Link"><text:span text:style-name="T5">https://vca.demoproject.aum</text:span></text:a><text:span text:style-name="T4"> </text:span></text:p>
      <text:p text:style-name="Text_20_body"/>
      <text:p text:style-name="P13"># Database:</text:p>
      <text:p text:style-name="P1">DB Name: demoproject</text:p>
      <text:p text:style-name="P1">Tables: Create table structure and appropriate indexing, relations (Normalize)</text:p>
      <text:p text:style-name="P1">Ex.:</text:p>
      <text:p text:style-name="P1">User: User details, product: Product/Item Details , Entity Tables:</text:p>
      <text:p text:style-name="Text_20_body"/>
      <text:p text:style-name="P13"># Front End:</text:p>
      <text:p text:style-name="Text_20_body"/>
      <text:p text:style-name="P13">Home page:</text:p>
      <text:p text:style-name="P1">-  Showing links: Login, Register, Product List</text:p>
      <text:p text:style-name="P1">Register/Login: /register, /login</text:p>
      <text:p text:style-name="P1">Email ID is the unique for registration/Login</text:p>
      <text:p text:style-name="P1">Registration From: Name, Email, Password</text:p>
      <text:list xml:id="list3122651581" text:style-name="L1">
        <text:list-item>
          <text:p text:style-name="P2">Validate form data using Ajax</text:p>
        </text:list-item>
        <text:list-item>
          <text:p text:style-name="P2">Send a user confirmation email to activate the account.</text:p>
        </text:list-item>
      </text:list>
      <text:p text:style-name="P3">Login From: Email, Password</text:p>
      <text:list xml:id="list93257669" text:style-name="L2">
        <text:list-item>
          <text:p text:style-name="P4">Validation to check Email &amp; password</text:p>
        </text:list-item>
        <text:list-item>
          <text:p text:style-name="P4">Successfully validate with db keep signed in (In Session)</text:p>
        </text:list-item>
      </text:list>
      <text:p text:style-name="P3">Forgot Password: Email</text:p>
      <text:list xml:id="list268380062" text:style-name="L3">
        <text:list-item>
          <text:p text:style-name="P5">Users exist, send confirmation links to set passwords.</text:p>
        </text:list-item>
      </text:list>
      <text:p text:style-name="P20"/>
      <text:p text:style-name="P13">Product Add:</text:p>
      <text:list xml:id="list1308710067" text:style-name="L4">
        <text:list-item>
          <text:p text:style-name="P6">Logged in user add own product(s) -&gt; Max 3 Products</text:p>
        </text:list-item>
        <text:list-item>
          <text:p text:style-name="P6">Product Form:</text:p>
          <text:list>
            <text:list-item>
              <text:p text:style-name="P6">Title, Description, Location (State, City -&gt; Entity), address, post code,</text:p>
            </text:list-item>
          </text:list>
        </text:list-item>
      </text:list>
      <text:p text:style-name="P7">Category (Entity), Images</text:p>
      <text:p text:style-name="P1">Form: Ajax Frontend/backend validation</text:p>
      <text:p text:style-name="P15"><text:line-break/></text:p>
      <text:p text:style-name="P17"><text:span text:style-name="T2">Listing page: </text:span><text:span text:style-name="T1">/product-list</text:span></text:p>
      <text:p text:style-name="P8">Any user view all products with basic informations</text:p>
      <text:list xml:id="list1011324877" text:style-name="L5">
        <text:list-item>
          <text:p text:style-name="P9"><text:soft-page-break/>ThumbImage, Title, Location, Category, Last updated date</text:p>
        </text:list-item>
        <text:list-item>
          <text:p text:style-name="P9">Search by: Title, Category(Autocomplete) - Use Ajax based search</text:p>
        </text:list-item>
        <text:list-item>
          <text:p text:style-name="P12"/>
        </text:list-item>
      </text:list>
      <text:p text:style-name="Text_20_body"/>
      <text:p text:style-name="P17"><text:span text:style-name="T2">Dashboard: </text:span><text:span text:style-name="T1">/user/dashboard</text:span></text:p>
      <text:list xml:id="list2510948438" text:style-name="L6">
        <text:list-item>
          <text:p text:style-name="P10">If the user is not logged in, Redirect to the login page.</text:p>
        </text:list-item>
        <text:list-item>
          <text:p text:style-name="P10">View Profile page.</text:p>
        </text:list-item>
        <text:list-item>
          <text:p text:style-name="P10">Show Own product list</text:p>
          <text:list>
            <text:list-item>
              <text:p text:style-name="P10">ThumbImage, Title, Location, Category, Company Name, Last updated date, Action (Edit/Delete Product), Status changes (Active To Inactive)</text:p>
            </text:list-item>
          </text:list>
        </text:list-item>
      </text:list>
      <text:p text:style-name="P18"><text:line-break/><text:line-break/></text:p>
      <text:p text:style-name="P16"><text:span text:style-name="T1"># </text:span><text:span text:style-name="T2">Admin Side</text:span></text:p>
      <text:list xml:id="list3453056933" text:style-name="L7">
        <text:list-item>
          <text:p text:style-name="P14">admin and super admin can login into the admin panel. </text:p>
        </text:list-item>
        <text:list-item>
          <text:p text:style-name="P14">admin can add/edit/delete user and products</text:p>
        </text:list-item>
      </text:list>
      <text:p text:style-name="Text_20_body"/>
      <text:p text:style-name="P13">Instructions:</text:p>
      <text:list xml:id="list1309745573" text:style-name="L8">
        <text:list-item>
          <text:p text:style-name="P11">DB design with proper indexing</text:p>
        </text:list-item>
        <text:list-item>
          <text:p text:style-name="P11">Add Project to GitHub and work on that</text:p>
        </text:list-item>
        <text:list-item>
          <text:p text:style-name="P11">Prepare feature list and work on topic branches, not directly on master branch</text:p>
        </text:list-item>
        <text:list-item>
          <text:p text:style-name="P11">For Templates need to use Twig</text:p>
        </text:list-item>
        <text:list-item>
          <text:p text:style-name="P11">Follow the OOP concepts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0:30:12.472823163</meta:creation-date>
    <dc:date>2023-01-30T10:31:01.590228063</dc:date>
    <meta:editing-duration>PT49S</meta:editing-duration>
    <meta:editing-cycles>1</meta:editing-cycles>
    <meta:document-statistic meta:table-count="0" meta:image-count="0" meta:object-count="0" meta:page-count="2" meta:paragraph-count="49" meta:word-count="295" meta:character-count="1861" meta:non-whitespace-character-count="1628"/>
    <meta:generator>LibreOffice/7.3.7.2$Linux_X86_64 LibreOffice_project/30$Build-2</meta:generator>
  </office:meta>
</office:document-meta>
</file>